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4a302b" officeooo:paragraph-rsid="004a302b"/>
    </style:style>
    <style:style style:name="P2" style:family="paragraph" style:parent-style-name="Standard">
      <style:text-properties officeooo:rsid="0015881f" officeooo:paragraph-rsid="0015881f"/>
    </style:style>
    <style:style style:name="P3" style:family="paragraph" style:parent-style-name="Standard">
      <style:text-properties officeooo:rsid="00166d59" officeooo:paragraph-rsid="00166d59"/>
    </style:style>
    <style:style style:name="P4" style:family="paragraph" style:parent-style-name="Standard">
      <style:text-properties fo:language="en" fo:country="US" officeooo:rsid="0018420f" officeooo:paragraph-rsid="0018420f"/>
    </style:style>
    <style:style style:name="P5" style:family="paragraph" style:parent-style-name="Standard">
      <style:text-properties fo:language="en" fo:country="US" officeooo:rsid="0018b772" officeooo:paragraph-rsid="0018b772"/>
    </style:style>
    <style:style style:name="P6" style:family="paragraph" style:parent-style-name="Standard">
      <style:text-properties fo:language="en" fo:country="US" officeooo:rsid="0029d0a2" officeooo:paragraph-rsid="0029d0a2"/>
    </style:style>
    <style:style style:name="P7" style:family="paragraph" style:parent-style-name="Standard">
      <style:text-properties fo:language="en" fo:country="US" fo:font-weight="bold" officeooo:rsid="0029d0a2" officeooo:paragraph-rsid="0029d0a2" style:font-weight-asian="bold" style:font-weight-complex="bold"/>
    </style:style>
    <style:style style:name="P8" style:family="paragraph" style:parent-style-name="Standard">
      <style:text-properties fo:language="en" fo:country="US" fo:font-weight="bold" officeooo:rsid="002fb6ce" officeooo:paragraph-rsid="002fb6ce" style:font-weight-asian="bold" style:font-weight-complex="bold"/>
    </style:style>
    <style:style style:name="P9" style:family="paragraph" style:parent-style-name="Standard">
      <style:text-properties fo:language="en" fo:country="US" fo:font-weight="bold" officeooo:rsid="00500c4c" officeooo:paragraph-rsid="00500c4c" style:font-weight-asian="bold" style:font-weight-complex="bold"/>
    </style:style>
    <style:style style:name="P10" style:family="paragraph" style:parent-style-name="Standard">
      <style:text-properties fo:language="en" fo:country="US" fo:font-weight="bold" officeooo:rsid="005743c5" officeooo:paragraph-rsid="0058db2f" style:font-weight-asian="bold" style:font-weight-complex="bold"/>
    </style:style>
    <style:style style:name="P11" style:family="paragraph" style:parent-style-name="Standard">
      <style:text-properties fo:language="en" fo:country="US" fo:font-weight="bold" officeooo:rsid="006c1365" officeooo:paragraph-rsid="006c1365" style:font-weight-asian="bold" style:font-weight-complex="bold"/>
    </style:style>
    <style:style style:name="P12" style:family="paragraph" style:parent-style-name="Standard">
      <style:text-properties fo:language="en" fo:country="US" officeooo:rsid="002a84d0" officeooo:paragraph-rsid="002a84d0"/>
    </style:style>
    <style:style style:name="P13" style:family="paragraph" style:parent-style-name="Standard">
      <style:text-properties fo:language="en" fo:country="US" officeooo:rsid="002c0302" officeooo:paragraph-rsid="0031b763"/>
    </style:style>
    <style:style style:name="P14" style:family="paragraph" style:parent-style-name="Standard">
      <style:text-properties fo:language="en" fo:country="US" officeooo:rsid="003b0435" officeooo:paragraph-rsid="003b0435"/>
    </style:style>
    <style:style style:name="P15" style:family="paragraph" style:parent-style-name="Standard">
      <style:text-properties fo:language="en" fo:country="US" officeooo:rsid="003e8690" officeooo:paragraph-rsid="003e8690"/>
    </style:style>
    <style:style style:name="P16" style:family="paragraph" style:parent-style-name="Standard">
      <style:text-properties fo:language="en" fo:country="US" officeooo:rsid="0041b38f" officeooo:paragraph-rsid="0041b38f"/>
    </style:style>
    <style:style style:name="P17" style:family="paragraph" style:parent-style-name="Standard">
      <style:text-properties fo:language="en" fo:country="US" officeooo:rsid="0044cdfc" officeooo:paragraph-rsid="0044cdfc"/>
    </style:style>
    <style:style style:name="P18" style:family="paragraph" style:parent-style-name="Standard">
      <style:text-properties fo:language="en" fo:country="US" officeooo:rsid="002fb6ce" officeooo:paragraph-rsid="0031b763"/>
    </style:style>
    <style:style style:name="P19" style:family="paragraph" style:parent-style-name="Standard">
      <style:text-properties fo:language="en" fo:country="US" officeooo:rsid="0049c705" officeooo:paragraph-rsid="0049c705"/>
    </style:style>
    <style:style style:name="P20" style:family="paragraph" style:parent-style-name="Standard">
      <style:text-properties fo:language="en" fo:country="US" officeooo:rsid="0050ef36" officeooo:paragraph-rsid="0050ef36"/>
    </style:style>
    <style:style style:name="P21" style:family="paragraph" style:parent-style-name="Standard">
      <style:text-properties fo:language="en" fo:country="US" officeooo:rsid="004d2eac" officeooo:paragraph-rsid="004d2eac"/>
    </style:style>
    <style:style style:name="P22" style:family="paragraph" style:parent-style-name="Standard">
      <style:text-properties fo:language="en" fo:country="US" officeooo:rsid="004d2eac" officeooo:paragraph-rsid="00550dcb"/>
    </style:style>
    <style:style style:name="P23" style:family="paragraph" style:parent-style-name="Standard">
      <style:text-properties fo:language="en" fo:country="US" officeooo:rsid="005241e7" officeooo:paragraph-rsid="005241e7"/>
    </style:style>
    <style:style style:name="P24" style:family="paragraph" style:parent-style-name="Standard">
      <style:text-properties fo:language="en" fo:country="US" fo:font-weight="normal" officeooo:rsid="00540424" officeooo:paragraph-rsid="00540424" style:font-weight-asian="normal" style:font-weight-complex="normal"/>
    </style:style>
    <style:style style:name="P25" style:family="paragraph" style:parent-style-name="Standard">
      <style:text-properties fo:language="en" fo:country="US" fo:font-weight="normal" officeooo:rsid="00550dcb" officeooo:paragraph-rsid="00550dcb" style:font-weight-asian="normal" style:font-weight-complex="normal"/>
    </style:style>
    <style:style style:name="P26" style:family="paragraph" style:parent-style-name="Standard">
      <style:text-properties fo:language="en" fo:country="US" fo:font-weight="normal" officeooo:rsid="0057bdb1" officeooo:paragraph-rsid="0057bdb1" style:font-weight-asian="normal" style:font-weight-complex="normal"/>
    </style:style>
    <style:style style:name="P27" style:family="paragraph" style:parent-style-name="Standard">
      <style:text-properties fo:language="en" fo:country="US" fo:font-weight="normal" officeooo:rsid="0057bdb1" officeooo:paragraph-rsid="0058db2f" style:font-weight-asian="normal" style:font-weight-complex="normal"/>
    </style:style>
    <style:style style:name="P28" style:family="paragraph" style:parent-style-name="Standard">
      <style:text-properties fo:language="en" fo:country="US" fo:font-weight="normal" officeooo:rsid="00737b82" officeooo:paragraph-rsid="00737b82" style:font-weight-asian="normal" style:font-weight-complex="normal"/>
    </style:style>
    <style:style style:name="P29" style:family="paragraph" style:parent-style-name="Standard">
      <style:text-properties fo:language="en" fo:country="US" fo:font-weight="normal" officeooo:rsid="00771196" officeooo:paragraph-rsid="00771196" style:font-weight-asian="normal" style:font-weight-complex="normal"/>
    </style:style>
    <style:style style:name="P30" style:family="paragraph" style:parent-style-name="Standard">
      <style:text-properties fo:language="en" fo:country="US" officeooo:rsid="005bd2f1" officeooo:paragraph-rsid="005bd2f1"/>
    </style:style>
    <style:style style:name="P31" style:family="paragraph" style:parent-style-name="Standard">
      <style:text-properties fo:language="en" fo:country="US" officeooo:rsid="005ca844" officeooo:paragraph-rsid="005ca844"/>
    </style:style>
    <style:style style:name="P32" style:family="paragraph" style:parent-style-name="Standard">
      <style:text-properties fo:language="en" fo:country="US" officeooo:rsid="005d2565" officeooo:paragraph-rsid="005d2565"/>
    </style:style>
    <style:style style:name="P33" style:family="paragraph" style:parent-style-name="Standard">
      <style:text-properties fo:language="en" fo:country="US" officeooo:rsid="005ed147" officeooo:paragraph-rsid="005ed147"/>
    </style:style>
    <style:style style:name="P34" style:family="paragraph" style:parent-style-name="Standard">
      <style:text-properties fo:language="en" fo:country="US" officeooo:rsid="00665dd7" officeooo:paragraph-rsid="00665dd7"/>
    </style:style>
    <style:style style:name="P35" style:family="paragraph" style:parent-style-name="Standard">
      <style:text-properties fo:language="en" fo:country="US" officeooo:rsid="00689fa0" officeooo:paragraph-rsid="00689fa0"/>
    </style:style>
    <style:style style:name="P36" style:family="paragraph" style:parent-style-name="Standard">
      <style:text-properties fo:language="en" fo:country="US" officeooo:rsid="0068a4bb" officeooo:paragraph-rsid="0068a4bb"/>
    </style:style>
    <style:style style:name="P37" style:family="paragraph" style:parent-style-name="Standard">
      <style:text-properties fo:language="en" fo:country="US" officeooo:rsid="0069844c" officeooo:paragraph-rsid="0069844c"/>
    </style:style>
    <style:style style:name="P38" style:family="paragraph" style:parent-style-name="Standard">
      <style:text-properties fo:language="en" fo:country="US" officeooo:rsid="006c1365" officeooo:paragraph-rsid="006c1365"/>
    </style:style>
    <style:style style:name="P39" style:family="paragraph" style:parent-style-name="Standard">
      <style:text-properties fo:language="en" fo:country="US" officeooo:rsid="0072c864" officeooo:paragraph-rsid="0072c864"/>
    </style:style>
    <style:style style:name="P40" style:family="paragraph" style:parent-style-name="Standard">
      <style:text-properties officeooo:rsid="001b2d1d" officeooo:paragraph-rsid="001b2d1d"/>
    </style:style>
    <style:style style:name="P41" style:family="paragraph" style:parent-style-name="Standard">
      <style:text-properties officeooo:rsid="001bfeb3" officeooo:paragraph-rsid="001bfeb3"/>
    </style:style>
    <style:style style:name="P42" style:family="paragraph" style:parent-style-name="Standard">
      <style:text-properties officeooo:rsid="001c5213" officeooo:paragraph-rsid="001c5213"/>
    </style:style>
    <style:style style:name="P43" style:family="paragraph" style:parent-style-name="Standard">
      <style:text-properties officeooo:rsid="001e0cfc" officeooo:paragraph-rsid="001e0cfc"/>
    </style:style>
    <style:style style:name="P44" style:family="paragraph" style:parent-style-name="Standard">
      <style:text-properties officeooo:rsid="001f8557" officeooo:paragraph-rsid="001f8557"/>
    </style:style>
    <style:style style:name="P45" style:family="paragraph" style:parent-style-name="Standard">
      <style:text-properties officeooo:rsid="00267195" officeooo:paragraph-rsid="00267195"/>
    </style:style>
    <style:style style:name="P46" style:family="paragraph" style:parent-style-name="Standard">
      <style:text-properties officeooo:rsid="0029d0a2" officeooo:paragraph-rsid="0029d0a2"/>
    </style:style>
    <style:style style:name="P47" style:family="paragraph" style:parent-style-name="Standard">
      <style:text-properties fo:font-weight="bold" officeooo:rsid="00267195" officeooo:paragraph-rsid="00267195" style:font-weight-asian="bold" style:font-weight-complex="bold"/>
    </style:style>
    <style:style style:name="P48" style:family="paragraph" style:parent-style-name="Standard">
      <style:text-properties fo:font-weight="bold" officeooo:rsid="003e0e1f" officeooo:paragraph-rsid="003e0e1f" style:font-weight-asian="bold" style:font-weight-complex="bold"/>
    </style:style>
    <style:style style:name="P49" style:family="paragraph" style:parent-style-name="Text_20_body">
      <style:text-properties officeooo:rsid="0029924f" officeooo:paragraph-rsid="0029924f"/>
    </style:style>
    <style:style style:name="P50" style:family="paragraph" style:parent-style-name="Text_20_body">
      <style:text-properties officeooo:rsid="004b06e3" officeooo:paragraph-rsid="004b06e3"/>
    </style:style>
    <style:style style:name="P51" style:family="paragraph" style:parent-style-name="Text_20_body">
      <style:text-properties officeooo:rsid="004bc82b" officeooo:paragraph-rsid="004bc82b"/>
    </style:style>
    <style:style style:name="P52" style:family="paragraph" style:parent-style-name="Standard">
      <style:text-properties style:use-window-font-color="true" loext:opacity="0%" fo:language="en" fo:country="US" fo:font-weight="bold" officeooo:rsid="004f3f0b" officeooo:paragraph-rsid="004f3f0b" style:font-weight-asian="bold" style:font-weight-complex="bold"/>
    </style:style>
    <style:style style:name="P53" style:family="paragraph" style:parent-style-name="Standard">
      <style:text-properties style:use-window-font-color="true" loext:opacity="0%" fo:language="en" fo:country="US" fo:font-weight="normal" officeooo:rsid="004f3f0b" officeooo:paragraph-rsid="004f3f0b" style:font-weight-asian="normal" style:font-weight-complex="normal"/>
    </style:style>
    <style:style style:name="P54" style:family="paragraph" style:parent-style-name="Standard">
      <style:text-properties officeooo:rsid="00743547" officeooo:paragraph-rsid="00743547"/>
    </style:style>
    <style:style style:name="P55" style:family="paragraph" style:parent-style-name="Heading_20_1">
      <style:text-properties officeooo:rsid="004a302b" officeooo:paragraph-rsid="004a302b"/>
    </style:style>
    <style:style style:name="P56" style:family="paragraph" style:parent-style-name="Heading_20_2">
      <style:text-properties fo:font-weight="normal" style:font-weight-asian="normal" style:font-weight-complex="normal"/>
    </style:style>
    <style:style style:name="P57" style:family="paragraph" style:parent-style-name="Standard">
      <style:text-properties fo:language="en" fo:country="US" fo:font-weight="normal" officeooo:rsid="007194ba" officeooo:paragraph-rsid="007194ba" style:font-weight-asian="normal" style:font-weight-complex="normal"/>
    </style:style>
    <style:style style:name="P58" style:family="paragraph" style:parent-style-name="Standard">
      <style:text-properties fo:language="en" fo:country="US" officeooo:rsid="0079e6f6" officeooo:paragraph-rsid="0079e6f6"/>
    </style:style>
    <style:style style:name="P59" style:family="paragraph" style:parent-style-name="Standard">
      <style:text-properties fo:language="en" fo:country="US" officeooo:rsid="0082eb59" officeooo:paragraph-rsid="0082eb59"/>
    </style:style>
    <style:style style:name="P60" style:family="paragraph" style:parent-style-name="Standard">
      <style:text-properties officeooo:paragraph-rsid="007f9772"/>
    </style:style>
    <style:style style:name="P61" style:family="paragraph" style:parent-style-name="Standard">
      <style:text-properties officeooo:rsid="00743547" officeooo:paragraph-rsid="00743547"/>
    </style:style>
    <style:style style:name="P62" style:family="paragraph" style:parent-style-name="Standard">
      <style:text-properties officeooo:rsid="00787e80" officeooo:paragraph-rsid="00787e80"/>
    </style:style>
    <style:style style:name="P63" style:family="paragraph" style:parent-style-name="Standard">
      <style:text-properties officeooo:rsid="0084f53f" officeooo:paragraph-rsid="0084f53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2bf9b" style:font-weight-asian="bold" style:font-weight-complex="bold"/>
    </style:style>
    <style:style style:name="T3" style:family="text">
      <style:text-properties fo:font-weight="bold" officeooo:rsid="0058db2f" style:font-weight-asian="bold" style:font-weight-complex="bold"/>
    </style:style>
    <style:style style:name="T4" style:family="text">
      <style:text-properties fo:font-weight="bold" officeooo:rsid="006952ec" style:font-weight-asian="bold" style:font-weight-complex="bold"/>
    </style:style>
    <style:style style:name="T5" style:family="text">
      <style:text-properties fo:font-weight="bold" officeooo:rsid="00696592" style:font-weight-asian="bold" style:font-weight-complex="bold"/>
    </style:style>
    <style:style style:name="T6" style:family="text">
      <style:text-properties fo:font-weight="bold" officeooo:rsid="0072893a" style:font-weight-asian="bold" style:font-weight-complex="bold"/>
    </style:style>
    <style:style style:name="T7" style:family="text">
      <style:text-properties officeooo:rsid="0022ef16"/>
    </style:style>
    <style:style style:name="T8" style:family="text">
      <style:text-properties officeooo:rsid="0023dc1e"/>
    </style:style>
    <style:style style:name="T9" style:family="text">
      <style:text-properties officeooo:rsid="00283830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696592" style:font-weight-asian="normal" style:font-weight-complex="normal"/>
    </style:style>
    <style:style style:name="T12" style:family="text">
      <style:text-properties fo:font-weight="normal" officeooo:rsid="006daa56" style:font-weight-asian="normal" style:font-weight-complex="normal"/>
    </style:style>
    <style:style style:name="T13" style:family="text">
      <style:text-properties fo:font-weight="normal" officeooo:rsid="006f349d" style:font-weight-asian="normal" style:font-weight-complex="normal"/>
    </style:style>
    <style:style style:name="T14" style:family="text">
      <style:text-properties officeooo:rsid="002a84d0"/>
    </style:style>
    <style:style style:name="T15" style:family="text">
      <style:text-properties officeooo:rsid="002cb925"/>
    </style:style>
    <style:style style:name="T16" style:family="text">
      <style:text-properties officeooo:rsid="002e984f"/>
    </style:style>
    <style:style style:name="T17" style:family="text">
      <style:text-properties officeooo:rsid="002fb6ce"/>
    </style:style>
    <style:style style:name="T18" style:family="text">
      <style:text-properties officeooo:rsid="0031b763"/>
    </style:style>
    <style:style style:name="T19" style:family="text">
      <style:text-properties officeooo:rsid="0032bf9b"/>
    </style:style>
    <style:style style:name="T20" style:family="text">
      <style:text-properties officeooo:rsid="0036d7c4"/>
    </style:style>
    <style:style style:name="T21" style:family="text">
      <style:text-properties officeooo:rsid="00405d83"/>
    </style:style>
    <style:style style:name="T22" style:family="text">
      <style:text-properties officeooo:rsid="0042e006"/>
    </style:style>
    <style:style style:name="T23" style:family="text">
      <style:text-properties officeooo:rsid="0044cdfc"/>
    </style:style>
    <style:style style:name="T24" style:family="text">
      <style:text-properties officeooo:rsid="00474f95"/>
    </style:style>
    <style:style style:name="T25" style:family="text">
      <style:text-properties fo:color="#c9211e" loext:opacity="100%"/>
    </style:style>
    <style:style style:name="T26" style:family="text">
      <style:text-properties officeooo:rsid="004d7dab"/>
    </style:style>
    <style:style style:name="T27" style:family="text">
      <style:text-properties officeooo:rsid="00550dcb"/>
    </style:style>
    <style:style style:name="T28" style:family="text">
      <style:text-properties officeooo:rsid="00558da2"/>
    </style:style>
    <style:style style:name="T29" style:family="text">
      <style:text-properties officeooo:rsid="0058db2f"/>
    </style:style>
    <style:style style:name="T30" style:family="text">
      <style:text-properties officeooo:rsid="005a6352"/>
    </style:style>
    <style:style style:name="T31" style:family="text">
      <style:text-properties officeooo:rsid="00659c2a"/>
    </style:style>
    <style:style style:name="T32" style:family="text">
      <style:text-properties officeooo:rsid="0066358d"/>
    </style:style>
    <style:style style:name="T33" style:family="text">
      <style:text-properties officeooo:rsid="006952ec"/>
    </style:style>
    <style:style style:name="T34" style:family="text">
      <style:text-properties officeooo:rsid="00696592"/>
    </style:style>
    <style:style style:name="T35" style:family="text">
      <style:text-properties officeooo:rsid="0072893a"/>
    </style:style>
    <style:style style:name="T36" style:family="text">
      <style:text-properties officeooo:rsid="007c1f5a"/>
    </style:style>
    <style:style style:name="T37" style:family="text">
      <style:text-properties officeooo:rsid="007d9869"/>
    </style:style>
    <style:style style:name="T38" style:family="text">
      <style:text-properties officeooo:rsid="007f9772"/>
    </style:style>
    <style:style style:name="T39" style:family="text">
      <style:text-properties fo:language="en" fo:country="US" fo:font-weight="normal" officeooo:rsid="007194ba" style:font-weight-asian="normal" style:font-weight-complex="normal"/>
    </style:style>
    <style:style style:name="T40" style:family="text">
      <style:text-properties fo:language="en" fo:country="US" fo:font-weight="normal" officeooo:rsid="0080fa21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in in alternative function mode stays tri-state till peripheral is enabled.</text:p>
      <text:p text:style-name="P3">Peripheral does not force own push-pull/open-drain config for output.</text:p>
      <text:h text:style-name="Heading_20_1" text:outline-level="1">PWR</text:h>
      <text:p text:style-name="P43"><text:span text:style-name="T1">POR</text:span> – power-on reset, <text:span text:style-name="T1">PDR</text:span> – power-down reset.</text:p>
      <text:p text:style-name="P44"><text:span text:style-name="T1">BOR</text:span> – brownout reset; allows to redefine(via option bytes) VDD ranges when device is not in reset.</text:p>
      <text:p text:style-name="P40">Optional PDR_ON pin allows to disable internal POR/BOR.</text:p>
      <text:p text:style-name="P41">Optional BYPASS_REG pin allows to disable internal regulator.</text:p>
      <text:p text:style-name="P42"><text:span text:style-name="T1">PVD</text:span> – programmable<text:span text:style-name="T8">(some PWR register)</text:span> voltage detector; <text:span text:style-name="T7">connected to one of EXTI lines so </text:span>may invoke interrupt if VDD/VDDA are out of desired range.</text:p>
      <text:p text:style-name="P48">Enable clock in RCC prior using.</text:p>
      <text:p text:style-name="P42"/>
      <text:p text:style-name="P47">Enabling overdrive:</text:p>
      <text:p text:style-name="P45">1) ensure, that sysclock is HSI or HSE.</text:p>
      <text:p text:style-name="P45">2) enable overdrive(ODEN) → wait overdrive to be enabled(ODRDY)</text:p>
      <text:p text:style-name="P45">3) switch to overdrive(ODSWEN) → wait for switching to be ready(<text:span text:style-name="T9">ODSWRDY</text:span>)</text:p>
      <text:p text:style-name="P45"/>
      <text:p text:style-name="P7">Changing “voltage scale”:</text:p>
      <text:p text:style-name="P6">1) ensure that PLL is of</text:p>
      <text:p text:style-name="P46">2) change VOS[] → VOSRDY will rise <text:span text:style-name="T1">after enabling PLL</text:span></text:p>
      <text:h text:style-name="Heading_20_1" text:outline-level="1">Clock control</text:h>
      <text:p text:style-name="P49"><text:span text:style-name="T10">If </text:span><text:span text:style-name="T1">CSS</text:span> is enabled and external clock fails – non-maskable int. is generated and some timers receive “break” signal. Interrupt should be cleared by writing CSSC in RCC_CIR.</text:p>
      <text:h text:style-name="P55" text:outline-level="1" text:is-list-header="true">EXTI</text:h>
      <text:p text:style-name="P1">Pin from what port to use is selected in SYSCFG(enable it’s clock).</text:p>
      <text:p text:style-name="P50">Clear pending flag by writing 1 in EXTI→PR.</text:p>
      <text:p text:style-name="P51">Generate interrupt by software using EXTI→SWIER.</text:p>
      <text:h text:style-name="Heading_20_1" text:outline-level="1">SPI</text:h>
      <text:p text:style-name="P34">Disabling SPI(SPE=0) while exchange does not immediately stop it – exchange will be finished, check BSY flag.</text:p>
      <text:p text:style-name="P4">In bidirectional mode, while transmitting RXNE flag does not rise(and RX FIFO stays empty).</text:p>
      <text:p text:style-name="P5">RXNE is rised in 1 SPI clock cycle after dataframe is received.</text:p>
      <text:p text:style-name="P12"/>
      <text:p text:style-name="P8">Motorola mode</text:p>
      <text:p text:style-name="P13">NSS encloses <text:span text:style-name="T15">each dataframe</text:span> if capture <text:span text:style-name="T17">data</text:span> on 1-st <text:span text:style-name="T17">clock</text:span> edge(CPHA=0, <text:span text:style-name="T16">any CPOL</text:span>). <text:span text:style-name="T14">In bidir. mode, </text:span><text:span text:style-name="T18">while last byte receiving</text:span><text:span text:style-name="T20">(SPE is already 0)</text:span><text:span text:style-name="T14"> NSS </text:span><text:span text:style-name="T18">is released </text:span><text:span text:style-name="T19">on last bit </text:span><text:span text:style-name="T20">capturing </text:span><text:span text:style-name="T19">edge – </text:span><text:span text:style-name="T2">it’s a bug</text:span><text:span text:style-name="T19">.</text:span></text:p>
      <text:p text:style-name="P18">Otherwise NSS is just forced low after SPI is enabled.</text:p>
      <text:p text:style-name="P14">MISO of non-selected slave is HiZ.</text:p>
      <text:p text:style-name="P14"/>
      <text:p text:style-name="P19">Some interrupt flags are cleared by reading SR, <text:span text:style-name="T25">other by reading sequence??</text:span></text:p>
      <text:p text:style-name="P19"><text:soft-page-break/><text:span text:style-name="T25"/></text:p>
      <text:p text:style-name="P52">Notice about HAL driver</text:p>
      <text:p text:style-name="P53">SPI is enabled(and pins are driven by SPI) after first HAL_SPI_Transmit/Receive() call.</text:p>
      <text:p text:style-name="P14"/>
      <text:h text:style-name="Heading_20_1" text:outline-level="1">Timer</text:h>
      <text:p text:style-name="P15">“Prescaler register” is buffered.</text:p>
      <text:p text:style-name="P15">“Auto-reload register” is buffered if ARPE=1.</text:p>
      <text:p text:style-name="P15">“<text:span text:style-name="T21">Repetition counter</text:span>” <text:span text:style-name="T21">is buffered.</text:span></text:p>
      <text:p text:style-name="P17">In up/down mode <text:span text:style-name="T10">update is generated</text:span> after “counter” equal<text:span text:style-name="T24">s</text:span> 0/”auto-reload” again.</text:p>
      <text:p text:style-name="P17">In center-aligned mode update is generated when counter equal 0 and “auto-reload”.</text:p>
      <text:p text:style-name="P16"><text:span text:style-name="T31">C</text:span>lear interrupt flags <text:span text:style-name="T22">in SR </text:span><text:span text:style-name="T23">by writing 0, </text:span><text:span text:style-name="T31">except CCxIF – read CCRx </text:span><text:span text:style-name="T32">or write 0</text:span><text:span text:style-name="T31">.</text:span></text:p>
      <text:p text:style-name="P21"/>
      <text:h text:style-name="Heading_20_2" text:outline-level="2">Output capture</text:h>
      <text:p text:style-name="P22">Timer controls pins after CCxE is set<text:span text:style-name="T26">(even with disabled counter: CEN=0)</text:span>.</text:p>
      <text:p text:style-name="P24">“Capture compare register”(CCRx) <text:span text:style-name="T27">are preloaded</text:span> if OCxPE=1(in CCMRx).</text:p>
      <text:p text:style-name="P25">CCxE, CCxNE, OCxM (channel enables and mode selector) are preloaded if CCPC=1(in CR2), CCUS(in CR2) defines when new <text:span text:style-name="T28">values take effect.</text:span></text:p>
      <text:p text:style-name="P25"/>
      <text:p text:style-name="P27"><text:span text:style-name="T1">Outputs are configured by</text:span> </text:p>
      <text:p text:style-name="P27">“<text:span text:style-name="T29">off-state selection</text:span>” <text:span text:style-name="T29">in </text:span><text:span text:style-name="T3">run</text:span><text:span text:style-name="T29"> mode(OSSR in BDTR) – push-pull/tri-state if channel in “inactive” state.</text:span></text:p>
      <text:p text:style-name="P27">“<text:span text:style-name="T29">off-state selection</text:span>” <text:span text:style-name="T29">in </text:span><text:span text:style-name="T3">idle</text:span><text:span text:style-name="T29"> mode(OSSI in BDTR) – push-pull/tri-state if channel in “inactive” state.</text:span></text:p>
      <text:p text:style-name="P27">“polarity” bits(CCxP in CCER) – <text:span text:style-name="T29">channel’s </text:span>“<text:span text:style-name="T29">active</text:span>” <text:span text:style-name="T29">state is 1 or 0(see OSSR above), in run mode.</text:span></text:p>
      <text:p text:style-name="P27">“idle state” bits(OISx in CR2) – <text:span text:style-name="T29">channel’s state in idle mode.</text:span></text:p>
      <text:p text:style-name="P26">“<text:span text:style-name="T1">Idle </text:span><text:span text:style-name="T3">mode</text:span>” – when “main output enable”(MOE) = 0, “<text:span text:style-name="T3">run mode</text:span>” – <text:span text:style-name="T29">MOE=1.</text:span></text:p>
      <text:p text:style-name="P26"/>
      <text:p text:style-name="P10"><text:span text:style-name="T30">B</text:span>reak function</text:p>
      <text:p text:style-name="P30">There is separate “break input”(may be mapped to pin) with conf. polarity and filtering. It resets MOE(“main output enable”). MOE may be set again automatically if AOE = 1(in BDTR, <text:span text:style-name="T1">on next update event</text:span><text:span text:style-name="T10"> if break is not active</text:span>).</text:p>
      <text:p text:style-name="P31">Write to “Break enable”(BKE) and “break polarity”(BKP) <text:span text:style-name="T1">takes 2 APBx clocks</text:span>.</text:p>
      <text:p text:style-name="P32">Sometimes break <text:span text:style-name="T1">may be enabled only when</text:span> OSSI=OSSR=1, check datasheet.</text:p>
      <text:p text:style-name="P37">It is possible to <text:span text:style-name="T1">force OCxREF low by “external trigger” pin</text:span> – use OCxCE from CCMRx.</text:p>
      <text:p text:style-name="P23"/>
      <text:h text:style-name="Heading_20_2" text:outline-level="2">Input compare</text:h>
      <text:p text:style-name="P33"/>
      <text:p text:style-name="P12"/>
      <text:p text:style-name="P9">Notice about HAL</text:p>
      <text:p text:style-name="P20">Output compare channels are driven by timer(and CCxE=1) after first HAL_TIM_OC_Start() call.</text:p>
      <text:p text:style-name="P20"/>
      <text:h text:style-name="Heading_20_1" text:outline-level="1"><text:soft-page-break/>USART</text:h>
      <text:p text:style-name="P60">“<text:span text:style-name="T1">Idle character</text:span>” – all 1 <text:span text:style-name="T36">including</text:span> <text:span text:style-name="T36">start-bit(yes, line is driven high) </text:span>opt. parity bit <text:span text:style-name="T36">and</text:span> <text:span text:style-name="T35">stop-bits. </text:span><text:span text:style-name="T36">It is just line, which does not transmit anything. </text:span><text:span text:style-name="T38">You may detect, that line is idle by checking flag IDLE, interrupt may be invoked if </text:span><text:span text:style-name="T39">IDLEIE=1. </text:span><text:span text:style-name="T40">IDLE is set only once during long line idle – after it first detected after some transmission(or receiver enabling).</text:span></text:p>
      <text:p text:style-name="P60"><text:span text:style-name="T40"/></text:p>
      <text:p text:style-name="Standard">“<text:span text:style-name="T6">Break character</text:span>” – <text:span text:style-name="T35">all 0 including opt. parity bit and stop-bits(yes, line is driven low during stop-bits) </text:span><text:span text:style-name="T37">+ extra</text:span><text:span text:style-name="T35"> 2 valid stop-bits(exactly 2 despite configuration). </text:span><text:span text:style-name="T38">Receiver treats it as frame error.</text:span></text:p>
      <text:p text:style-name="P54"/>
      <text:p text:style-name="P54">Data frame length(M[] in CR1) – also includes optional parity bit(M=00 → length=8 data-bits or 7 data-bits + 1 parity bit).</text:p>
      <text:p text:style-name="P62">TXE(TX empty), RXNE(RX not-empty) – trigger interrupt if TXEIE=1, RXNEIE=1 <text:span text:style-name="T1">despite of</text:span> TE(transmitter enable), RE(receiver enable), UE(uart enable).</text:p>
      <text:p text:style-name="P62"/>
      <text:p text:style-name="P63"><text:span text:style-name="T1">Half-duplex</text:span>. Set HDSEL(in CR3) and conf. TX in open-drain(RX not used). If there is something to transmit(in TDR) - TX becomes output and sends, during all other time – it receives.</text:p>
      <text:h text:style-name="P56" text:outline-level="2">Transmitting</text:h>
      <text:p text:style-name="P58">UART controls pin after TE=1.</text:p>
      <text:p text:style-name="P59">First data transmission after TE=1 starts in 1 idle character.</text:p>
      <text:p text:style-name="P35">Disabling TX(TE=0) while transmission corrupts dataframe.</text:p>
      <text:p text:style-name="P36">Flag TXE means, that something may be written to TDR(transfer data register), transmission of prev. data frame may be ongoing at this moment<text:span text:style-name="T33">(</text:span><text:span text:style-name="T4">shift reg.</text:span><text:span text:style-name="T33"> still contains something)</text:span>.</text:p>
      <text:p text:style-name="P36">Flag TC (transfer completed) <text:span text:style-name="T33">rises when both TDR and shift. reg. are empty – </text:span><text:span text:style-name="T34">all is transferred </text:span><text:span text:style-name="T5">including stop bits</text:span><text:span text:style-name="T11">, it’s safe to disable UART now.</text:span></text:p>
      <text:h text:style-name="Heading_20_2" text:outline-level="2"><text:span text:style-name="T11">R</text:span><text:span text:style-name="T10">eceiving</text:span></text:h>
      <text:p text:style-name="P28">In case of 2 stop-bits – duration of 2nd is not checked(can not cause frame error), RXNE is raised after 1st stop-bit.</text:p>
      <text:p text:style-name="P28"/>
      <text:p text:style-name="P29"><text:span text:style-name="T1">Receiver may detect, that transmitter stuck</text:span> by using “receiver timeout” feature. Enable feature by RTOEN=1(in CR2), enable it’s interrupt by RTOIE=1(in CR1), check it’s flag RTOF(in ISR).</text:p>
      <text:p text:style-name="P28"/>
      <text:p text:style-name="P11">Flags</text:p>
      <text:p text:style-name="P38"><text:span text:style-name="T10">NF(Noise flag) – line is noisy(</text:span><text:span text:style-name="T13">3 </text:span><text:span text:style-name="T12">middle samples are not-equal</text:span><text:span text:style-name="T10">), clear by writing 1 in NFCF(in ICR).</text:span></text:p>
      <text:p text:style-name="P57">ORE(Over-run flag) – clear by writing 1 in ORECF(in ICR)</text:p>
      <text:p text:style-name="P39">FE(Frame error) - something wrong with start/stop bits, clear via ICR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1T14:37:43.857000000</meta:creation-date>
    <dc:date>2024-02-11T05:03:59.241000000</dc:date>
    <meta:editing-duration>P8DT5H28M57S</meta:editing-duration>
    <meta:editing-cycles>100</meta:editing-cycles>
    <meta:generator>LibreOffice/7.6.3.2$Windows_X86_64 LibreOffice_project/29d686fea9f6705b262d369fede658f824154cc0</meta:generator>
    <meta:document-statistic meta:table-count="0" meta:image-count="0" meta:object-count="0" meta:page-count="3" meta:paragraph-count="77" meta:word-count="889" meta:character-count="5723" meta:non-whitespace-character-count="4885"/>
  </office:meta>
</office:document-meta>
</file>